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0-08" calcext:value-type="date">
            <text:p>08/10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1-03" calcext:value-type="date">
            <text:p>03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2-02" calcext:value-type="date">
            <text:p>02/1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6-02-06" calcext:value-type="date">
            <text:p>06/02/2026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Mens. 01/2026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3" office:value-type="date" office:date-value="2026-02-06" calcext:value-type="date">
            <text:p>06/02/2026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2-28" calcext:value-type="date">
            <text:p>28/02/2026</text:p>
          </table:table-cell>
          <table:table-cell table:style-name="ce57" office:value-type="string" calcext:value-type="string">
            <text:p>Mens. 02/2026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9]-[.F9]" office:value-type="float" office:value="270" calcext:value-type="float">
            <text:p>27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9])" office:value-type="float" office:value="270" calcext:value-type="float">
            <text:p>27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13.0942698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13.095457962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3-02">00/00/0000</text:date><text:s/>- <text:time style:data-style-name="N2" text:time-value="11:13:13.09658445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3-02T11:13:13.437639915</dc:date>
    <meta:print-date>2020-10-05T15:55:44.962000000</meta:print-date>
    <dc:language>pt-PT</dc:language>
    <meta:editing-cycles>678</meta:editing-cycles>
    <meta:editing-duration>PT9H26M10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